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115b" officeooo:paragraph-rsid="000e115b"/>
    </style:style>
    <style:style style:name="P2" style:family="paragraph" style:parent-style-name="Standard">
      <style:text-properties officeooo:rsid="000e8e73" officeooo:paragraph-rsid="000e8e73"/>
    </style:style>
    <style:style style:name="P3" style:family="paragraph" style:parent-style-name="Standard">
      <style:text-properties officeooo:rsid="000e8e73" officeooo:paragraph-rsid="00102a0f"/>
    </style:style>
    <style:style style:name="P4" style:family="paragraph" style:parent-style-name="Standard">
      <style:text-properties officeooo:rsid="000e8e73" officeooo:paragraph-rsid="00109606"/>
    </style:style>
    <style:style style:name="T1" style:family="text">
      <style:text-properties officeooo:rsid="00102a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REC is unlike most other competitions, since it is not the team with the most powerful rocket that wins. <text:s/>Instead it is the team with the most precise rocket. <text:s/>One great problem we face is climate differences between testing and competition site. <text:s/>A rocket tested to be precise in the cold dense canadian air will not fair well in the light hot air of the desert.</text:p>
      <text:p text:style-name="P1"/>
      <text:p text:style-name="P1">There are many solutions to ensure acurate stoping of the rocket. <text:s/>The most promissing by far is an air braking mechanism which is triggered by an altimeter. <text:s/>With two simple onboard sensors measuring airspeed and altitude a PID controller would have all the information it needs to fire the air brake at an appropriate time. <text:s/></text:p>
      <text:p text:style-name="P1"/>
      <text:p text:style-name="P2">The next problem is the air brake itself. <text:s/>It must be strong yet lightweight. <text:s/>Common air brakes actuate against the drag force, for example wing spoilers which pop up from the top of the airfoil. <text:s/>However these require large heavy actuators that are acceptable on large aircraft but not high performance rockets. <text:s/>But there is one benifit to the rocket form factor, <text:s/>since rockets tend to fly much faster than air craft a smaller braking surface is required to exhert the same force.</text:p>
      <text:p text:style-name="P2"/>
      <text:p text:style-name="P2">This is what motivates this design for an air brake that actuates perpendicular to the relative airflow. <text:s/>Using this iris configuration limits the size of the braking surface by the diameter of the rocket body. <text:s/>But it allows for lightweight motors and batteries to be used. <text:s/></text:p>
      <text:p text:style-name="P2"/>
      <text:p text:style-name="P2">The air brake was prototyped using conventional 3d printing teqniques. <text:s/>For the future build a combination of caarbon reinforced 3d printing will be used for the flaps, and a lightweight aircraft grade aluminium can be used for the botom plate. <text:s/>In order to drive the center gear we will use a standard size servo motor controls by a PID loop. <text:s/>By 3d printing the flaps we can inlay material into the structure. <text:s/>Once danger with an air brake is that is one braking surface fails the rocket has uneven drag affect and will result in a loss of control. <text:s/>By 3d printing the flaps we cna inlay a conductive layer of thing copper wire. <text:s/>If a flap breaks off we can detect the loss of continuity and then imediatly retract the remaining flaps limiting the damage to the rocket.</text:p>
      <text:p text:style-name="P2"/>
      <text:p text:style-name="P3">In order to approximate the drag affect of the brakes we use CFD software availible through solidworks to simulate braking at different air speeds. <text:s/>It was imediately noticed that <text:span text:style-name="T1">the drag affect of single brake is very small but with multiple brakes in selective positions around the rocket body we can multiple the affect of these brakes. <text:s/>Due to their lightweight we can place multiple brakes without affecting the overall mass of the rocket very much. <text:s/>This is something the depends highly on the geometry of the the final rocket. <text:s/>It is important that we limit vortocies shed by the brake that contact the stabalizing fins. <text:s/>As well brakes should be aft of the CG in order to maintain maximum stability. <text:s/>If brakes are placed forward for the CG we must ensure their moment is less than the moment of the aft brakes. <text:s/>Imaging braking on you bike using only the front brakes...you die.</text:span></text:p>
      <text:p text:style-name="P3"/>
      <text:p text:style-name="P4"><text:span text:style-name="T1">All together air brakes a a great solutions to the altitude problem but there are still some isues which need to be resolved before this solution can be implemented. <text:s/>There is definately a good benifit from small scale testing before attaching brakes to a high powered rocket traveling in exess of 300 m/s</text:span></text:p>
      <text:p text:style-name="P4"><text:span text:style-name="T1"><text:s/></text:span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1T08:47:48.886346933</meta:creation-date>
    <dc:date>2016-10-11T09:08:29.466396375</dc:date>
    <meta:editing-duration>PT16M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8" meta:word-count="596" meta:character-count="3418" meta:non-whitespace-character-count="2797"/>
  </office:meta>
</office:document-meta>
</file>